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28.713cm" fo:margin-left="0cm" table:align="left"/>
    </style:style>
    <style:style style:name="title.A" style:family="table-column">
      <style:table-column-properties style:column-width="3.544cm"/>
    </style:style>
    <style:style style:name="title.B" style:family="table-column">
      <style:table-column-properties style:column-width="22.294cm"/>
    </style:style>
    <style:style style:name="title.C" style:family="table-column">
      <style:table-column-properties style:column-width="2.875cm"/>
    </style:style>
    <style:style style:name="title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28.501cm" table:align="left"/>
    </style:style>
    <style:style style:name="Таблица1.A" style:family="table-column">
      <style:table-column-properties style:column-width="2.946cm"/>
    </style:style>
    <style:style style:name="Таблица1.B" style:family="table-column">
      <style:table-column-properties style:column-width="1.311cm"/>
    </style:style>
    <style:style style:name="Таблица1.C" style:family="table-column">
      <style:table-column-properties style:column-width="2.485cm"/>
    </style:style>
    <style:style style:name="Таблица1.D" style:family="table-column">
      <style:table-column-properties style:column-width="0.907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49ae81"/>
    </style:style>
    <style:style style:name="P2" style:family="paragraph" style:parent-style-name="Table_20_Contents">
      <style:text-properties officeooo:rsid="004b6ea4" officeooo:paragraph-rsid="004b6ea4"/>
    </style:style>
    <style:style style:name="P3" style:family="paragraph" style:parent-style-name="Table_20_Contents">
      <style:text-properties officeooo:rsid="00467178" officeooo:paragraph-rsid="00467178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467178" officeooo:paragraph-rsid="00892908"/>
    </style:style>
    <style:style style:name="P5" style:family="paragraph" style:parent-style-name="Table_20_Heading">
      <style:paragraph-properties fo:text-align="start" style:justify-single-word="false"/>
      <style:text-properties officeooo:paragraph-rsid="001b02fa"/>
    </style:style>
    <style:style style:name="P6" style:family="paragraph" style:parent-style-name="Standard">
      <style:text-properties officeooo:rsid="000ebd2d"/>
    </style:style>
    <style:style style:name="P7" style:family="paragraph" style:parent-style-name="Standard">
      <style:text-properties officeooo:paragraph-rsid="008f569b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8pt" officeooo:paragraph-rsid="00927fcd" style:font-size-asian="8pt" style:font-size-complex="8pt"/>
    </style:style>
    <style:style style:name="P9" style:family="paragraph" style:parent-style-name="Standard">
      <style:text-properties officeooo:rsid="008f3ed5" officeooo:paragraph-rsid="008f569b"/>
    </style:style>
    <style:style style:name="P10" style:family="paragraph" style:parent-style-name="Table_20_Heading">
      <style:paragraph-properties fo:text-align="start" style:justify-single-word="false"/>
      <style:text-properties fo:font-weight="normal" officeooo:rsid="009454f0" officeooo:paragraph-rsid="009454f0" style:font-weight-asian="normal" style:font-weight-complex="normal"/>
    </style:style>
    <style:style style:name="P11" style:family="paragraph" style:parent-style-name="Table_20_Heading">
      <style:paragraph-properties fo:text-align="center" style:justify-single-word="false"/>
      <style:text-properties officeooo:rsid="009454f0" officeooo:paragraph-rsid="009454f0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officeooo:rsid="008f3ed5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officeooo:rsid="008f569b" style:font-size-asian="10pt" style:font-size-complex="10pt"/>
    </style:style>
    <style:style style:name="T13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officeooo:rsid="008f3ed5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officeooo:rsid="008f3ed5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officeooo:rsid="008f569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officeooo:rsid="00912835"/>
    </style:style>
    <style:style style:name="T17" style:family="text">
      <style:text-properties officeooo:rsid="009365f1"/>
    </style:style>
    <style:style style:name="T18" style:family="text">
      <style:text-properties officeooo:rsid="00971d3f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41151312" text:id="ct4115131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xml:id="ct41159984" text:id="ct41159984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xml:id="ct41165232" text:id="ct41165232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xml:id="ct41186336" text:id="ct41186336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xml:id="ct41306592" text:id="ct41306592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xml:id="ct41325216" text:id="ct41325216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xml:id="ct41322096" text:id="ct41322096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xml:id="ct41305584" text:id="ct4130558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xml:id="ct41321024" text:id="ct4132102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xml:id="ct41201488" text:id="ct41201488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xml:id="ct41322592" text:id="ct41322592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xml:id="ct41200784" text:id="ct41200784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xml:id="ct41302624" text:id="ct41302624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xml:id="ct38377584" text:id="ct3837758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19632" text:id="ct413196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30032" text:id="ct413300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52800" text:id="ct413528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0228112" text:id="ct402281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20112" text:id="ct413201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29136" text:id="ct4132913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0499712" text:id="ct404997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0982160" text:id="ct4098216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17808" text:id="ct413178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06256" text:id="ct4130625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16352" text:id="ct4131635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16976" text:id="ct413169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xml:id="ct41323056" text:id="ct4132305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40231280" text:id="ct4023128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41326752" text:id="ct4132675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41324912" text:id="ct4132491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xml:id="ct41328016" text:id="ct41328016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8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9"/>
      <text:p text:style-name="P7"><text:span text:style-name="T10">ФИО пациента: </text:span><text:change-start text:change-id="ct41151312"/><text:span text:style-name="T11">getData('patientName')</text:span><text:change-end text:change-id="ct41151312"/></text:p>
      <text:p text:style-name="P7"><text:span text:style-name="T10">Возраст: </text:span><text:change-start text:change-id="ct41159984"/><text:span text:style-name="T16">get</text:span><text:span text:style-name="T17">Data</text:span><text:span text:style-name="T16">(</text:span><text:span text:style-name="T17">'</text:span><text:span text:style-name="T16">patient</text:span><text:span text:style-name="T17">Age',data</text:span><text:span text:style-name="T16">)</text:span><text:change-end text:change-id="ct41159984"/><text:span text:style-name="T16"> </text:span><text:span text:style-name="T12">(</text:span><text:change-start text:change-id="ct41165232"/><text:span text:style-name="T13">formatDate('patientBirthDate'</text:span><text:span text:style-name="T14">)</text:span><text:change-end text:change-id="ct41165232"/><text:span text:style-name="T15">)</text:span></text:p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5"><text:change-start text:change-id="ct41186336"/><text:span text:style-name="T1">getData('name', group)</text:span><text:change-end text:change-id="ct41186336"/><office:annotation><dc:creator>alex </dc:creator><dc:date>2014-02-26T11:24:12</dc:date><text:p text:style-name="P12"><text:span text:style-name="T19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10">Наименование</text:p>
            </table:table-cell>
            <table:table-cell table:style-name="Таблица1.A2" office:value-type="string">
              <text:p text:style-name="P10">v,мл/ч</text:p>
            </table:table-cell>
            <table:table-cell table:style-name="Таблица1.A2" office:value-type="string">
              <text:p text:style-name="P10">Примечание</text:p>
            </table:table-cell>
            <table:table-cell table:style-name="Таблица1.A2" office:value-type="string">
              <text:p text:style-name="P11">12</text:p>
            </table:table-cell>
            <table:table-cell table:style-name="Таблица1.A2" office:value-type="string">
              <text:p text:style-name="P11">13</text:p>
            </table:table-cell>
            <table:table-cell table:style-name="Таблица1.A2" office:value-type="string">
              <text:p text:style-name="P11">14</text:p>
            </table:table-cell>
            <table:table-cell table:style-name="Таблица1.A2" office:value-type="string">
              <text:p text:style-name="P11">15</text:p>
            </table:table-cell>
            <table:table-cell table:style-name="Таблица1.A2" office:value-type="string">
              <text:p text:style-name="P11">16</text:p>
            </table:table-cell>
            <table:table-cell table:style-name="Таблица1.A2" office:value-type="string">
              <text:p text:style-name="P11">17</text:p>
            </table:table-cell>
            <table:table-cell table:style-name="Таблица1.A2" office:value-type="string">
              <text:p text:style-name="P11">18</text:p>
            </table:table-cell>
            <table:table-cell table:style-name="Таблица1.A2" office:value-type="string">
              <text:p text:style-name="P11">19</text:p>
            </table:table-cell>
            <table:table-cell table:style-name="Таблица1.A2" office:value-type="string">
              <text:p text:style-name="P11">20</text:p>
            </table:table-cell>
            <table:table-cell table:style-name="Таблица1.A2" office:value-type="string">
              <text:p text:style-name="P11">21</text:p>
            </table:table-cell>
            <table:table-cell table:style-name="Таблица1.A2" office:value-type="string">
              <text:p text:style-name="P11">22</text:p>
            </table:table-cell>
            <table:table-cell table:style-name="Таблица1.A2" office:value-type="string">
              <text:p text:style-name="P11">23</text:p>
            </table:table-cell>
            <table:table-cell table:style-name="Таблица1.A2" office:value-type="string">
              <text:p text:style-name="P11">24</text:p>
            </table:table-cell>
            <table:table-cell table:style-name="Таблица1.A2" office:value-type="string">
              <text:p text:style-name="P11">1</text:p>
            </table:table-cell>
            <table:table-cell table:style-name="Таблица1.A2" office:value-type="string">
              <text:p text:style-name="P11">2</text:p>
            </table:table-cell>
            <table:table-cell table:style-name="Таблица1.A2" office:value-type="string">
              <text:p text:style-name="P11">3</text:p>
            </table:table-cell>
            <table:table-cell table:style-name="Таблица1.A2" office:value-type="string">
              <text:p text:style-name="P11">4</text:p>
            </table:table-cell>
            <table:table-cell table:style-name="Таблица1.A2" office:value-type="string">
              <text:p text:style-name="P11">5</text:p>
            </table:table-cell>
            <table:table-cell table:style-name="Таблица1.A2" office:value-type="string">
              <text:p text:style-name="P11">6</text:p>
            </table:table-cell>
            <table:table-cell table:style-name="Таблица1.A2" office:value-type="string">
              <text:p text:style-name="P11">7</text:p>
            </table:table-cell>
            <table:table-cell table:style-name="Таблица1.A2" office:value-type="string">
              <text:p text:style-name="P11">8</text:p>
            </table:table-cell>
            <table:table-cell table:style-name="Таблица1.A2" office:value-type="string">
              <text:p text:style-name="P11">9</text:p>
            </table:table-cell>
            <table:table-cell table:style-name="Таблица1.A2" office:value-type="string">
              <text:p text:style-name="P11">10</text:p>
            </table:table-cell>
            <table:table-cell table:style-name="Таблица1.a2" office:value-type="string">
              <text:p text:style-name="P11">11</text:p>
            </table:table-cell>
          </table:table-row>
          <table:table-row>
            <table:table-cell table:style-name="Таблица1.A2" office:value-type="string">
              <text:p text:style-name="P1"><text:span text:style-name="T2"><office:annotation><dc:creator>alex </dc:creator><dc:date>2014-02-26T13:05:30</dc:date><text:p text:style-name="P12"><text:span text:style-name="T19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12"><text:span text:style-name="T19">do text for drug in prescription['drugs']</text:span></text:p></office:annotation></text:span><text:change-start text:change-id="ct41306592"/><text:span text:style-name="T4">getData('name', drug)</text:span><text:change-end text:change-id="ct41306592"/></text:p>
            </table:table-cell>
            <table:table-cell table:style-name="Таблица1.A2" office:value-type="string">
              <text:p text:style-name="P2"><text:change-start text:change-id="ct41325216"/>getData('<text:span text:style-name="T18">v</text:span>oa',prescription)<text:change-end text:change-id="ct41325216"/></text:p>
            </table:table-cell>
            <table:table-cell table:style-name="Таблица1.A2" office:value-type="string">
              <text:p text:style-name="P3"><text:change-start text:change-id="ct41322096"/>getData('note', prescription)<text:change-end text:change-id="ct41322096"/></text:p>
            </table:table-cell>
            <table:table-cell table:style-name="Таблица1.A2" office:value-type="string">
              <text:p text:style-name="P4"><text:change-start text:change-id="ct41305584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41305584"/></text:p>
            </table:table-cell>
            <table:table-cell table:style-name="Таблица1.A2" office:value-type="string">
              <text:p text:style-name="P4"><text:change-start text:change-id="ct4132102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41321024"/></text:p>
            </table:table-cell>
            <table:table-cell table:style-name="Таблица1.A2" office:value-type="string">
              <text:p text:style-name="P4"><text:change-start text:change-id="ct41201488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41201488"/></text:p>
            </table:table-cell>
            <table:table-cell table:style-name="Таблица1.A2" office:value-type="string">
              <text:p text:style-name="P4"><text:change-start text:change-id="ct41322592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41322592"/></text:p>
            </table:table-cell>
            <table:table-cell table:style-name="Таблица1.A2" office:value-type="string">
              <text:p text:style-name="P4"><text:change-start text:change-id="ct41200784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41200784"/></text:p>
            </table:table-cell>
            <table:table-cell table:style-name="Таблица1.A2" office:value-type="string">
              <text:p text:style-name="P4"><text:change-start text:change-id="ct41302624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41302624"/></text:p>
            </table:table-cell>
            <table:table-cell table:style-name="Таблица1.A2" office:value-type="string">
              <text:p text:style-name="P4"><text:change-start text:change-id="ct38377584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38377584"/></text:p>
            </table:table-cell>
            <table:table-cell table:style-name="Таблица1.A2" office:value-type="string">
              <text:p text:style-name="P4"><text:change-start text:change-id="ct41319632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41319632"/></text:p>
            </table:table-cell>
            <table:table-cell table:style-name="Таблица1.A2" office:value-type="string">
              <text:p text:style-name="P4"><text:change-start text:change-id="ct4133003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41330032"/></text:p>
            </table:table-cell>
            <table:table-cell table:style-name="Таблица1.A2" office:value-type="string">
              <text:p text:style-name="P4"><text:change-start text:change-id="ct41352800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41352800"/></text:p>
            </table:table-cell>
            <table:table-cell table:style-name="Таблица1.A2" office:value-type="string">
              <text:p text:style-name="P4"><text:change-start text:change-id="ct40228112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40228112"/></text:p>
            </table:table-cell>
            <table:table-cell table:style-name="Таблица1.A2" office:value-type="string">
              <text:p text:style-name="P4"><text:change-start text:change-id="ct41320112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41320112"/></text:p>
            </table:table-cell>
            <table:table-cell table:style-name="Таблица1.A2" office:value-type="string">
              <text:p text:style-name="P4"><text:change-start text:change-id="ct41329136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41329136"/></text:p>
            </table:table-cell>
            <table:table-cell table:style-name="Таблица1.A2" office:value-type="string">
              <text:p text:style-name="P4"><text:change-start text:change-id="ct40499712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40499712"/></text:p>
            </table:table-cell>
            <table:table-cell table:style-name="Таблица1.A2" office:value-type="string">
              <text:p text:style-name="P4"><text:change-start text:change-id="ct40982160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40982160"/></text:p>
            </table:table-cell>
            <table:table-cell table:style-name="Таблица1.A2" office:value-type="string">
              <text:p text:style-name="P4"><text:change-start text:change-id="ct41317808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41317808"/></text:p>
            </table:table-cell>
            <table:table-cell table:style-name="Таблица1.A2" office:value-type="string">
              <text:p text:style-name="P4"><text:change-start text:change-id="ct41306256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41306256"/></text:p>
            </table:table-cell>
            <table:table-cell table:style-name="Таблица1.A2" office:value-type="string">
              <text:p text:style-name="P4"><text:change-start text:change-id="ct41316352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41316352"/></text:p>
            </table:table-cell>
            <table:table-cell table:style-name="Таблица1.A2" office:value-type="string">
              <text:p text:style-name="P4"><text:change-start text:change-id="ct41316976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41316976"/></text:p>
            </table:table-cell>
            <table:table-cell table:style-name="Таблица1.A2" office:value-type="string">
              <text:p text:style-name="P4"><text:change-start text:change-id="ct41323056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41323056"/></text:p>
            </table:table-cell>
            <table:table-cell table:style-name="Таблица1.A2" office:value-type="string">
              <text:p text:style-name="P4"><text:change-start text:change-id="ct40231280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40231280"/></text:p>
            </table:table-cell>
            <table:table-cell table:style-name="Таблица1.A2" office:value-type="string">
              <text:p text:style-name="P4"><text:change-start text:change-id="ct41326752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41326752"/></text:p>
            </table:table-cell>
            <table:table-cell table:style-name="Таблица1.A2" office:value-type="string">
              <text:p text:style-name="P4"><text:change-start text:change-id="ct41324912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41324912"/></text:p>
            </table:table-cell>
            <table:table-cell table:style-name="Таблица1.a2" office:value-type="string">
              <text:p text:style-name="P4"><text:change-start text:change-id="ct41328016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41328016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7T16:11:25</dc:date>
    <meta:editing-duration>PT6H13M32S</meta:editing-duration>
    <meta:editing-cycles>147</meta:editing-cycles>
    <meta:generator>LibreOffice/3.6$Linux_X86_64 LibreOffice_project/360m1$Build-2</meta:generator>
    <dc:creator>alex </dc:creator>
    <meta:document-statistic meta:table-count="2" meta:image-count="0" meta:object-count="0" meta:page-count="1" meta:paragraph-count="58" meta:word-count="110" meta:character-count="1550" meta:non-whitespace-character-count="1499"/>
    <meta:user-defined meta:name="anonimus"/>
  </office:meta>
</office:document-meta>
</file>